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TableColumn2" style:family="table-column">
      <style:table-column-properties style:column-width="0.9437in"/>
    </style:style>
    <style:style style:name="TableColumn3" style:family="table-column">
      <style:table-column-properties style:column-width="0.2909in"/>
    </style:style>
    <style:style style:name="TableColumn4" style:family="table-column">
      <style:table-column-properties style:column-width="1.7847in"/>
    </style:style>
    <style:style style:name="TableColumn5" style:family="table-column">
      <style:table-column-properties style:column-width="1.0597in"/>
    </style:style>
    <style:style style:name="TableColumn6" style:family="table-column">
      <style:table-column-properties style:column-width="0.9312in"/>
    </style:style>
    <style:style style:name="TableColumn7" style:family="table-column">
      <style:table-column-properties style:column-width="1.9895in"/>
    </style:style>
    <style:style style:name="Table1" style:family="table" style:master-page-name="MP0">
      <style:table-properties style:width="7in" style:rel-width="120.92%" fo:margin-left="0in" table:align="left"/>
    </style:style>
    <style:style style:name="TableRow8" style:family="table-row">
      <style:table-row-properties style:min-row-height="0.4375in"/>
    </style:style>
    <style:style style:name="TableCell9" style:family="table-cell">
      <style:table-cell-properties fo:border-top="0.0208in solid #000000" fo:border-left="0.0208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10" style:parent-style-name="內文" style:family="paragraph">
      <style:paragraph-properties fo:break-before="page" fo:text-align="center" style:line-height-at-least="0in"/>
    </style:style>
    <style:style style:name="T11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8pt"/>
    </style:style>
    <style:style style:name="T12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8pt"/>
    </style:style>
    <style:style style:name="T13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8pt"/>
    </style:style>
    <style:style style:name="TableRow14" style:family="table-row">
      <style:table-row-properties style:min-row-height="0.4375in"/>
    </style:style>
    <style:style style:name="TableCell15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6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1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8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Cell1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0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21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22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Row23" style:family="table-row">
      <style:table-row-properties style:min-row-height="0.4375in"/>
    </style:style>
    <style:style style:name="TableCell2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5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Cell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3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31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Row32" style:family="table-row">
      <style:table-row-properties/>
    </style:style>
    <style:style style:name="TableCell3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34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3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40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P41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Row42" style:family="table-row">
      <style:table-row-properties/>
    </style:style>
    <style:style style:name="TableCell4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44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P45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7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Cell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5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51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Row52" style:family="table-row">
      <style:table-row-properties/>
    </style:style>
    <style:style style:name="TableCell5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54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5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56" style:parent-style-name="內文" style:family="paragraph">
      <style:paragraph-properties style:line-height-at-least="0in"/>
    </style:style>
    <style:style style:name="T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6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61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P62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6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64" style:parent-style-name="內文" style:family="paragraph">
      <style:paragraph-properties style:line-height-at-least="0in"/>
    </style:style>
    <style:style style:name="T6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Row67" style:family="table-row">
      <style:table-row-properties style:min-row-height="6.5784in"/>
    </style:style>
    <style:style style:name="TableCell6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69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70" style:family="table-cell">
      <style:table-cell-properties fo:border-top="0.0069in solid #000000" fo:border-left="0.0069in solid #000000" fo:border-bottom="0.0069in solid #000000" fo:border-right="0.0208in solid #000000" style:writing-mode="lr-tb" fo:padding-top="0.0104in" fo:padding-left="0.0104in" fo:padding-bottom="0.0104in" fo:padding-right="0.0104in"/>
    </style:style>
    <style:style style:name="P71" style:parent-style-name="內文" style:family="paragraph">
      <style:paragraph-properties style:text-autospace="none" fo:text-align="justify" fo:line-height="0.2361in" fo:margin-left="0.0013in">
        <style:tab-stops/>
      </style:paragraph-properties>
    </style:style>
    <style:style style:name="T72" style:parent-style-name="預設段落字型" style:family="text">
      <style:text-properties style:font-name="標楷體" style:font-name-asian="標楷體"/>
    </style:style>
    <style:style style:name="TableRow73" style:family="table-row">
      <style:table-row-properties style:min-row-height="0.5736in"/>
    </style:style>
    <style:style style:name="TableCell74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75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in" fo:padding-bottom="0in" fo:padding-right="0in"/>
    </style:style>
    <style:style style:name="P77" style:parent-style-name="內文" style:family="paragraph">
      <style:paragraph-properties fo:text-align="start"/>
      <style:text-properties style:font-name="標楷體" style:font-name-asian="標楷體" fo:font-size="14pt" style:font-size-asian="14pt" style:font-size-complex="14pt"/>
    </style:style>
    <style:style style:name="TableCell7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in" fo:padding-bottom="0in" fo:padding-right="0in"/>
    </style:style>
    <style:style style:name="P79" style:parent-style-name="內文" style:family="paragraph">
      <style:paragraph-properties fo:text-align="justify"/>
      <style:text-properties style:font-name="標楷體" style:font-name-asian="標楷體" fo:font-size="14pt" style:font-size-asian="14pt" style:font-size-complex="14pt"/>
    </style:style>
    <style:style style:name="TableRow80" style:family="table-row">
      <style:table-row-properties style:min-row-height="0.5736in"/>
    </style:style>
    <style:style style:name="P81" style:parent-style-name="內文" style:family="paragraph">
      <style:paragraph-properties style:text-autospace="none" fo:text-align="justify" fo:line-height="0.2361in"/>
      <style:text-properties style:font-name="標楷體" style:font-name-asian="標楷體" fo:font-size="14pt" style:font-size-asian="14pt" style:font-size-complex="14pt"/>
    </style:style>
    <style:style style:name="TableCell8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in" fo:padding-bottom="0in" fo:padding-right="0in"/>
    </style:style>
    <style:style style:name="P83" style:parent-style-name="內文" style:family="paragraph">
      <style:paragraph-properties fo:text-align="start" fo:line-height="125%"/>
      <style:text-properties style:font-name="標楷體" style:font-name-asian="標楷體" fo:font-size="14pt" style:font-size-asian="14pt" style:font-size-complex="14pt"/>
    </style:style>
    <style:style style:name="TableCell8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in" fo:padding-bottom="0in" fo:padding-right="0in"/>
    </style:style>
    <style:style style:name="P85" style:parent-style-name="內文" style:family="paragraph">
      <style:paragraph-properties fo:text-align="justify" fo:line-height="125%"/>
      <style:text-properties style:font-name="標楷體" style:font-name-asian="標楷體" fo:font-size="14pt" style:font-size-asian="14pt" style:font-size-complex="14pt"/>
    </style:style>
    <style:style style:name="TableRow86" style:family="table-row">
      <style:table-row-properties style:min-row-height="0.5736in"/>
    </style:style>
    <style:style style:name="P87" style:parent-style-name="內文" style:family="paragraph">
      <style:paragraph-properties style:text-autospace="none" fo:text-align="justify" fo:line-height="0.2361in"/>
      <style:text-properties style:font-name="標楷體" style:font-name-asian="標楷體" fo:font-size="14pt" style:font-size-asian="14pt" style:font-size-complex="14pt"/>
    </style:style>
    <style:style style:name="TableCell8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in" fo:padding-bottom="0in" fo:padding-right="0in"/>
    </style:style>
    <style:style style:name="P89" style:parent-style-name="內文" style:family="paragraph">
      <style:paragraph-properties fo:text-align="start" fo:line-height="125%"/>
      <style:text-properties style:font-name="標楷體" style:font-name-asian="標楷體" fo:font-size="13pt" style:font-size-asian="13pt" style:font-size-complex="13pt"/>
    </style:style>
    <style:style style:name="TableCell9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in" fo:padding-bottom="0in" fo:padding-right="0in"/>
    </style:style>
    <style:style style:name="P91" style:parent-style-name="內文" style:family="paragraph">
      <style:paragraph-properties style:snap-to-layout-grid="false" fo:text-align="justify" fo:line-height="125%" fo:margin-left="0.0236in" fo:text-indent="-0.0236in">
        <style:tab-stops/>
      </style:paragraph-properties>
      <style:text-properties style:font-name="標楷體" style:font-name-asian="標楷體" fo:color="#000000" fo:font-size="14pt" style:font-size-asian="14pt" style:font-size-complex="14pt"/>
    </style:style>
    <style:style style:name="P92" style:parent-style-name="內文" style:family="paragraph">
      <style:paragraph-properties style:snap-to-layout-grid="false" fo:text-align="justify" fo:line-height="125%" fo:margin-left="0.0236in" fo:text-indent="-0.0236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9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in" fo:padding-bottom="0in" fo:padding-right="0in"/>
    </style:style>
    <style:style style:name="P94" style:parent-style-name="內文" style:family="paragraph">
      <style:paragraph-properties style:snap-to-layout-grid="false" fo:text-align="justify" fo:line-height="125%" fo:margin-left="0.0236in" fo:text-indent="-0.0236in">
        <style:tab-stops/>
      </style:paragraph-properties>
      <style:text-properties style:font-name="標楷體" style:font-name-asian="標楷體" fo:color="#000000" fo:font-size="14pt" style:font-size-asian="14pt" style:font-size-complex="14pt"/>
    </style:style>
    <style:style style:name="P95" style:parent-style-name="內文" style:family="paragraph">
      <style:paragraph-properties style:snap-to-layout-grid="false" fo:text-align="justify" fo:line-height="125%" fo:margin-left="0.0236in" fo:text-indent="-0.0236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Row96" style:family="table-row">
      <style:table-row-properties style:min-row-height="0.5736in"/>
    </style:style>
    <style:style style:name="P97" style:parent-style-name="內文" style:family="paragraph">
      <style:paragraph-properties style:text-autospace="none" fo:text-align="justify" fo:line-height="0.2361in"/>
      <style:text-properties style:font-name="標楷體" style:font-name-asian="標楷體" fo:font-size="14pt" style:font-size-asian="14pt" style:font-size-complex="14pt"/>
    </style:style>
    <style:style style:name="TableCell9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in" fo:padding-bottom="0in" fo:padding-right="0in"/>
    </style:style>
    <style:style style:name="P99" style:parent-style-name="內文" style:family="paragraph">
      <style:paragraph-properties fo:text-align="start"/>
      <style:text-properties style:font-name="標楷體" style:font-name-asian="標楷體" fo:font-size="14pt" style:font-size-asian="14pt" style:font-size-complex="14pt"/>
    </style:style>
    <style:style style:name="TableCell10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in" fo:padding-bottom="0in" fo:padding-right="0in"/>
    </style:style>
    <style:style style:name="P101" style:parent-style-name="內文" style:family="paragraph">
      <style:paragraph-properties fo:text-align="justify"/>
      <style:text-properties style:font-name="標楷體" style:font-name-asian="標楷體" fo:font-size="14pt" style:font-size-asian="14pt" style:font-size-complex="14pt"/>
    </style:style>
    <style:style style:name="TableRow102" style:family="table-row">
      <style:table-row-properties style:min-row-height="0.5736in"/>
    </style:style>
    <style:style style:name="P103" style:parent-style-name="內文" style:family="paragraph">
      <style:paragraph-properties style:text-autospace="none" fo:text-align="justify" fo:line-height="0.2361in"/>
      <style:text-properties style:font-name="標楷體" style:font-name-asian="標楷體" fo:font-size="14pt" style:font-size-asian="14pt" style:font-size-complex="14pt"/>
    </style:style>
    <style:style style:name="TableCell10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in" fo:padding-bottom="0in" fo:padding-right="0in"/>
    </style:style>
    <style:style style:name="P105" style:parent-style-name="內文" style:family="paragraph">
      <style:paragraph-properties fo:text-align="start"/>
      <style:text-properties style:font-name="標楷體" style:font-name-asian="標楷體" fo:font-size="14pt" style:font-size-asian="14pt" style:font-size-complex="14pt"/>
    </style:style>
    <style:style style:name="TableCell10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in" fo:padding-bottom="0in" fo:padding-right="0in"/>
    </style:style>
    <style:style style:name="P107" style:parent-style-name="內文" style:family="paragraph">
      <style:paragraph-properties fo:text-align="justify"/>
      <style:text-properties style:font-name="標楷體" style:font-name-asian="標楷體" fo:font-size="14pt" style:font-size-asian="14pt" style:font-size-complex="14pt"/>
    </style:style>
    <style:style style:name="TableRow108" style:family="table-row">
      <style:table-row-properties style:min-row-height="5.627in"/>
    </style:style>
    <style:style style:name="TableCell109" style:family="table-cell">
      <style:table-cell-properties fo:border-top="0.0069in solid #000000" fo:border-left="0.0208in solid #000000" fo:border-bottom="0.0069in solid #000000" fo:border-right="0.0208in solid #000000" style:writing-mode="lr-tb" fo:padding-top="0.0104in" fo:padding-left="0.0104in" fo:padding-bottom="0.0104in" fo:padding-right="0.0104in"/>
    </style:style>
    <style:style style:name="P110" style:parent-style-name="內文" style:family="paragraph">
      <style:paragraph-properties style:text-autospace="none" fo:text-align="justify" fo:line-height="0.2361in"/>
    </style:style>
    <style:style style:name="T11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1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13" style:parent-style-name="內文" style:family="paragraph">
      <style:paragraph-properties style:text-autospace="none" fo:text-align="justify" fo:line-height="0.2361in"/>
      <style:text-properties style:font-name="標楷體" style:font-name-asian="標楷體" fo:font-size="14pt" style:font-size-asian="14pt" style:font-size-complex="14pt"/>
    </style:style>
    <style:style style:name="P114" style:parent-style-name="內文" style:family="paragraph">
      <style:paragraph-properties style:text-autospace="none" fo:text-align="justify" fo:line-height="0.2361in"/>
    </style:style>
    <style:style style:name="T11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6">
            <text:p text:style-name="P10"><text:span text:style-name="T11">國防部</text:span><text:span text:style-name="T12">國防採購室採購</text:span><text:span text:style-name="T13">簽辦單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P16">購案編號<text:s/></text:p>
          </table:table-cell>
          <table:table-cell table:style-name="TableCell17" table:number-columns-spanned="2">
            <text:p text:style-name="P18">AG09010L010</text:p>
          </table:table-cell>
          <table:covered-table-cell/>
          <table:table-cell table:style-name="TableCell19">
            <text:p text:style-name="P20">購案名稱<text:s/></text:p>
          </table:table-cell>
          <table:table-cell table:style-name="TableCell21" table:number-columns-spanned="2">
            <text:p text:style-name="P22"/>
          </table:table-cell>
          <table:covered-table-cell/>
        </table:table-row>
        <table:table-row table:style-name="TableRow23">
          <table:table-cell table:style-name="TableCell24">
            <text:p text:style-name="P25">核定文號</text:p>
          </table:table-cell>
          <table:table-cell table:style-name="TableCell26" table:number-columns-spanned="2">
            <text:p text:style-name="P27"/>
          </table:table-cell>
          <table:covered-table-cell/>
          <table:table-cell table:style-name="TableCell28">
            <text:p text:style-name="P29">招標方式</text:p>
          </table:table-cell>
          <table:table-cell table:style-name="TableCell30" table:number-columns-spanned="2">
            <text:p text:style-name="P31">公開招標</text:p>
          </table:table-cell>
          <table:covered-table-cell/>
        </table:table-row>
        <table:table-row table:style-name="TableRow32">
          <table:table-cell table:style-name="TableCell33">
            <text:p text:style-name="P34">決標原則</text:p>
          </table:table-cell>
          <table:table-cell table:style-name="TableCell35" table:number-columns-spanned="2">
            <text:p text:style-name="P36"><text:s text:c="2"/></text:p>
          </table:table-cell>
          <table:covered-table-cell/>
          <table:table-cell table:style-name="TableCell37">
            <text:p text:style-name="P38">預算金額<text:s/><text:line-break/>(採購金額)</text:p>
          </table:table-cell>
          <table:table-cell table:style-name="TableCell39" table:number-columns-spanned="2">
            <text:p text:style-name="P40">新台幣 元整</text:p>
            <text:p text:style-name="P41">(同上)</text:p>
          </table:table-cell>
          <table:covered-table-cell/>
        </table:table-row>
        <table:table-row table:style-name="TableRow42">
          <table:table-cell table:style-name="TableCell43">
            <text:p text:style-name="P44">押標金</text:p>
            <text:p text:style-name="P45">額度</text:p>
          </table:table-cell>
          <table:table-cell table:style-name="TableCell46" table:number-columns-spanned="2">
            <text:p text:style-name="P47">免繳</text:p>
          </table:table-cell>
          <table:covered-table-cell/>
          <table:table-cell table:style-name="TableCell48">
            <text:p text:style-name="P49">委購單位</text:p>
          </table:table-cell>
          <table:table-cell table:style-name="TableCell50" table:number-columns-spanned="2">
            <text:p text:style-name="P51">國防醫學院三軍總醫院</text:p>
          </table:table-cell>
          <table:covered-table-cell/>
        </table:table-row>
        <table:table-row table:style-name="TableRow52">
          <table:table-cell table:style-name="TableCell53">
            <text:p text:style-name="P54">等標期</text:p>
          </table:table-cell>
          <table:table-cell table:style-name="TableCell55" table:number-columns-spanned="2">
            <text:p text:style-name="P56"><text:span text:style-name="T57"><text:s/></text:span><text:span text:style-name="T58"><text:s/></text:span><text:span text:style-name="T59">日</text:span></text:p>
          </table:table-cell>
          <table:covered-table-cell/>
          <table:table-cell table:style-name="TableCell60">
            <text:p text:style-name="P61">開標</text:p>
            <text:p text:style-name="P62">主持人</text:p>
          </table:table-cell>
          <table:table-cell table:style-name="TableCell63" table:number-columns-spanned="2">
            <text:p text:style-name="P64"><text:span text:style-name="T65"><text:s/></text:span><text:span text:style-name="T66"><text:s/></text:span></text:p>
          </table:table-cell>
          <table:covered-table-cell/>
        </table:table-row>
        <table:table-row table:style-name="TableRow67">
          <table:table-cell table:style-name="TableCell68">
            <text:p text:style-name="P69">說明事項</text:p>
          </table:table-cell>
          <table:table-cell table:style-name="TableCell70" table:number-columns-spanned="5">
            <text:p text:style-name="P71"><text:span text:style-name="T72"><text:s/>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73">
          <table:table-cell table:style-name="TableCell74" table:number-columns-spanned="2" table:number-rows-spanned="5">
            <text:p text:style-name="P75">作業要項</text:p>
          </table:table-cell>
          <table:covered-table-cell/>
          <table:table-cell table:style-name="TableCell76">
            <text:p text:style-name="P77">上傳招標資訊</text:p>
          </table:table-cell>
          <table:table-cell table:style-name="TableCell78" table:number-columns-spanned="3">
            <text:p text:style-name="P79">奉核後傳輸</text:p>
          </table:table-cell>
          <table:covered-table-cell/>
          <table:covered-table-cell/>
        </table:table-row>
        <table:table-row table:style-name="TableRow80">
          <table:covered-table-cell>
            <text:p text:style-name="P81"/>
          </table:covered-table-cell>
          <table:covered-table-cell/>
          <table:table-cell table:style-name="TableCell82">
            <text:p text:style-name="P83">刊登採購公報</text:p>
          </table:table-cell>
          <table:table-cell table:style-name="TableCell84" table:number-columns-spanned="3">
            <text:p text:style-name="P85">109年01月08日</text:p>
          </table:table-cell>
          <table:covered-table-cell/>
          <table:covered-table-cell/>
        </table:table-row>
        <table:table-row table:style-name="TableRow86">
          <table:covered-table-cell>
            <text:p text:style-name="P87"/>
          </table:covered-table-cell>
          <table:covered-table-cell/>
          <table:table-cell table:style-name="TableCell88">
            <text:p text:style-name="P89">領標及投標期限</text:p>
          </table:table-cell>
          <table:table-cell table:style-name="TableCell90" table:number-columns-spanned="2">
            <text:p text:style-name="P91">自刊登公告日起至</text:p>
            <text:p text:style-name="P92">109年01月08日止</text:p>
          </table:table-cell>
          <table:covered-table-cell/>
          <table:table-cell table:style-name="TableCell93">
            <text:p text:style-name="P94">自函邀日起至</text:p>
            <text:p text:style-name="P95">109年01月08日止</text:p>
          </table:table-cell>
        </table:table-row>
        <table:table-row table:style-name="TableRow96">
          <table:covered-table-cell>
            <text:p text:style-name="P97"/>
          </table:covered-table-cell>
          <table:covered-table-cell/>
          <table:table-cell table:style-name="TableCell98">
            <text:p text:style-name="P99">開標時間</text:p>
          </table:table-cell>
          <table:table-cell table:style-name="TableCell100" table:number-columns-spanned="3">
            <text:p text:style-name="P101">109年01月08日<text:s/>6時</text:p>
          </table:table-cell>
          <table:covered-table-cell/>
          <table:covered-table-cell/>
        </table:table-row>
        <table:table-row table:style-name="TableRow102">
          <table:covered-table-cell>
            <text:p text:style-name="P103"/>
          </table:covered-table-cell>
          <table:covered-table-cell/>
          <table:table-cell table:style-name="TableCell104">
            <text:p text:style-name="P105">開標地點</text:p>
          </table:table-cell>
          <table:table-cell table:style-name="TableCell106" table:number-columns-spanned="3">
            <text:p text:style-name="P107">國防部武德樓1樓開標室</text:p>
          </table:table-cell>
          <table:covered-table-cell/>
          <table:covered-table-cell/>
        </table:table-row>
        <table:table-row table:style-name="TableRow108">
          <table:table-cell table:style-name="TableCell109" table:number-columns-spanned="6">
            <text:p text:style-name="P110"><text:span text:style-name="T111">擬辦：</text:span><text:span text:style-name="T112">奉核後，訂於109年01月08日(星期三)6時辦理本案第1次開標，並附呈〈標單稿(財勞務)招標須知稿(工程類)〉；另借用軍網、民網USB隨身碟各乙枚，辦理公告上傳事宜。</text:span></text:p>
            <text:p text:style-name="P113"/>
            <text:p text:style-name="P114"><text:span text:style-name="T115">承辦單位：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name-asian="新細明體" style:font-name-complex="Times New Roman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預留位置文字" style:display-name="預留位置文字" style:family="text" style:parent-style-name="預設段落字型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0.7875in" fo:margin-right="1.25in" style:num-format="1" style:writing-mode="lr-tb" style:layout-grid-mode="line" style:layout-grid-lines="39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賴長志</meta:initial-creator>
    <dc:creator>user</dc:creator>
    <meta:creation-date>2020-01-08T09:58:00Z</meta:creation-date>
    <dc:date>2020-01-08T09:58:00Z</dc:date>
    <meta:template xlink:href="Normal.dotm" xlink:type="simple"/>
    <meta:editing-cycles>2</meta:editing-cycles>
    <meta:editing-duration>PT0S</meta:editing-duration>
    <meta:document-statistic meta:page-count="2" meta:paragraph-count="1" meta:word-count="56" meta:character-count="377" meta:row-count="2" meta:non-whitespace-character-count="322"/>
  </office:meta>
</office:document-meta>
</file>